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aiTi_GB2312" svg:font-family="KaiTi_GB2312" style:font-family-generic="system" style:font-pitch="variable"/>
    <style:font-face style:name="Noto Sans CJK SC Regular" svg:font-family="'Noto Sans CJK SC Regular'" style:font-family-generic="system" style:font-pitch="variable"/>
    <style:font-face style:name="STKaiti" svg:font-family="STKaiti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498cm"/>
        </style:tab-stops>
      </style:paragraph-properties>
      <style:text-properties fo:language="pt" fo:country="BR" officeooo:rsid="000ff498" officeooo:paragraph-rsid="00101d8b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language="pt" fo:country="BR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4.498cm"/>
          <style:tab-stop style:position="5.556cm"/>
        </style:tab-stops>
      </style:paragraph-properties>
      <style:text-properties style:font-name="Liberation Sans" fo:font-size="16pt" fo:language="pt" fo:country="BR" fo:font-weight="bold" style:font-name-asian="Liberation Sans" style:font-size-asian="16pt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498cm"/>
        </style:tab-stops>
      </style:paragraph-properties>
      <style:text-properties style:font-name="Liberation Sans" fo:font-size="16pt" fo:language="pt" fo:country="BR" fo:font-weight="bold" style:font-name-asian="Liberation Sans" style:font-size-asian="16pt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4.498cm"/>
        </style:tab-stops>
      </style:paragraph-properties>
      <style:text-properties style:font-name="Liberation Sans" fo:font-size="16pt" fo:language="pt" fo:country="BR" fo:font-weight="bold" style:font-name-asian="Liberation Sans" style:font-size-asian="16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6pt" fo:language="pt" fo:country="BR" fo:font-weight="bold" officeooo:rsid="000ea234" officeooo:paragraph-rsid="000ea234" style:font-name-asian="Liberation Sans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8pt" fo:language="pt" fo:country="BR" style:font-name-asian="Liberation Sans" style:font-size-asian="18pt" style:font-size-complex="18pt"/>
    </style:style>
    <style:style style:name="P8" style:family="paragraph" style:parent-style-name="Standard">
      <style:text-properties style:font-name="Liberation Sans" fo:language="pt" fo:country="BR" style:font-name-asian="Liberation Sans"/>
    </style:style>
    <style:style style:name="P9" style:family="paragraph" style:parent-style-name="Standard">
      <style:paragraph-properties fo:text-align="center" style:justify-single-word="false"/>
      <style:text-properties style:font-name="Liberation Sans" fo:language="pt" fo:country="BR" style:font-name-asian="Liberation Sans"/>
    </style:style>
    <style:style style:name="P10" style:family="paragraph" style:parent-style-name="Standard" style:list-style-name="">
      <style:paragraph-properties fo:text-align="center" style:justify-single-word="false"/>
      <style:text-properties style:font-name="Liberation Sans" fo:language="pt" fo:country="BR" style:font-name-asian="Liberation Sans"/>
    </style:style>
    <style:style style:name="P11" style:family="paragraph" style:parent-style-name="Standard">
      <style:paragraph-properties fo:line-height="0.706cm" fo:text-align="start" style:justify-single-word="false"/>
      <style:text-properties style:font-name="Liberation Sans" fo:language="pt" fo:country="BR" style:font-name-asian="Liberation Sans"/>
    </style:style>
    <style:style style:name="P12" style:family="paragraph" style:parent-style-name="Standard">
      <style:paragraph-properties fo:line-height="0.706cm"/>
      <style:text-properties style:font-name="Liberation Sans" fo:language="pt" fo:country="BR" officeooo:paragraph-rsid="000ff498" style:font-name-asian="Liberation Sans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pt" fo:country="BR" officeooo:paragraph-rsid="000840c8" style:font-name-asian="Liberation Sans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language="pt" fo:country="BR" officeooo:rsid="000ff498" officeooo:paragraph-rsid="00101d8b" style:font-name-asian="Liberation Sans"/>
    </style:style>
    <style:style style:name="P15" style:family="paragraph" style:parent-style-name="Standard">
      <style:text-properties style:font-name="Liberation Sans" fo:font-size="14pt" fo:language="pt" fo:country="BR" style:text-underline-style="solid" style:text-underline-width="auto" style:text-underline-color="font-color" style:font-name-asian="Liberation Sans" style:font-size-asian="14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498cm"/>
        </style:tab-stops>
      </style:paragraph-properties>
      <style:text-properties style:font-name="Liberation Sans" fo:font-size="14pt" fo:language="pt" fo:country="BR" fo:font-weight="bold" style:font-name-asian="Liberation Sans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ans" fo:font-size="14pt" fo:language="pt" fo:country="BR" style:font-name-asian="Liberation Sans" style:font-size-asian="14pt"/>
    </style:style>
    <style:style style:name="P18" style:family="paragraph" style:parent-style-name="Standard" style:list-style-name="">
      <style:paragraph-properties fo:text-align="center" style:justify-single-word="false"/>
      <style:text-properties style:font-name="Liberation Sans" fo:font-size="22pt" fo:language="pt" fo:country="BR" fo:font-weight="bold" style:font-name-asian="Liberation Sans" style:font-size-asian="22pt" style:font-weight-asian="bold" style:font-weight-complex="bold"/>
    </style:style>
    <style:style style:name="P19" style:family="paragraph" style:parent-style-name="Standard">
      <style:text-properties style:font-name="Liberation Sans" fo:font-size="10.5pt" fo:language="pt" fo:country="BR" style:font-name-asian="Liberation Sans" style:font-size-asian="10.5pt"/>
    </style:style>
    <style:style style:name="P20" style:family="paragraph" style:parent-style-name="Standard" style:list-style-name="">
      <style:text-properties style:font-name="Liberation Sans" fo:font-size="10.5pt" fo:language="pt" fo:country="BR" style:font-name-asian="Liberation Sans" style:font-size-asian="10.5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2pt" fo:language="pt" fo:country="BR" style:font-name-asian="Liberation Sans" style:font-size-asian="12pt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2pt" fo:language="pt" fo:country="BR" officeooo:rsid="000be83a" officeooo:paragraph-rsid="000be83a" style:font-name-asian="Liberation Sans" style:font-size-asian="12pt" style:font-size-complex="12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2pt" fo:language="pt" fo:country="BR" officeooo:rsid="000d03f5" officeooo:paragraph-rsid="000d03f5" style:font-name-asian="Liberation Sans" style:font-size-asian="12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2pt" fo:language="pt" fo:country="BR" officeooo:rsid="000d85c7" officeooo:paragraph-rsid="000d85c7" style:font-name-asian="Liberation Sans" style:font-size-asian="12pt" style:font-size-complex="12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2pt" fo:language="pt" fo:country="BR" officeooo:rsid="00101d8b" officeooo:paragraph-rsid="0011f4f3" style:font-name-asian="Liberation Sans" style:font-size-asian="12pt" style:font-size-complex="12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2pt" fo:language="pt" fo:country="BR" officeooo:rsid="0011f4f3" officeooo:paragraph-rsid="0011f4f3" style:font-name-asian="Liberation Sans" style:font-size-asian="12pt" style:font-size-complex="12pt"/>
    </style:style>
    <style:style style:name="P27" style:family="paragraph" style:parent-style-name="Standard">
      <style:paragraph-properties fo:text-align="justify" style:justify-single-word="false" fo:break-before="page">
        <style:tab-stops>
          <style:tab-stop style:position="4.498cm"/>
        </style:tab-stops>
      </style:paragraph-properties>
      <style:text-properties style:font-name="Liberation Sans" fo:font-size="16pt" fo:language="pt" fo:country="BR" fo:font-weight="bold" officeooo:rsid="000ea234" officeooo:paragraph-rsid="000ea234" style:font-name-asian="Liberation Sans" style:font-size-asian="16pt" style:font-weight-asian="bold" style:font-size-complex="16pt"/>
    </style:style>
    <style:style style:name="P28" style:family="paragraph" style:parent-style-name="Standard">
      <style:paragraph-properties fo:text-align="justify" style:justify-single-word="false" fo:break-before="page">
        <style:tab-stops>
          <style:tab-stop style:position="4.498cm"/>
        </style:tab-stops>
      </style:paragraph-properties>
      <style:text-properties style:font-name="Liberation Sans" fo:font-size="16pt" fo:language="pt" fo:country="BR" fo:font-weight="bold" officeooo:rsid="000ff498" officeooo:paragraph-rsid="000ff498" style:font-name-asian="Liberation Sans" style:font-size-asian="16pt" style:font-weight-asian="bold" style:font-size-complex="16pt"/>
    </style:style>
    <style:style style:name="P29" style:family="paragraph" style:parent-style-name="Standard">
      <style:paragraph-properties fo:margin-top="1.376cm" fo:margin-bottom="0.55cm" loext:contextual-spacing="false" fo:line-height="0.423cm" fo:text-align="center" style:justify-single-word="false"/>
      <style:text-properties style:font-name="Liberation Sans" fo:font-size="36pt" fo:language="pt" fo:country="BR" fo:font-weight="bold" officeooo:rsid="000ff498" officeooo:paragraph-rsid="000ff498" style:font-name-asian="Liberation Sans" style:font-size-asian="36pt" style:font-weight-asian="bold" style:font-size-complex="36pt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style:font-name="Liberation Sans" fo:font-size="18pt" fo:language="pt" fo:country="BR" style:font-name-asian="Liberation Sans" style:font-size-asian="18pt" style:font-size-complex="18pt"/>
    </style:style>
    <style:style style:name="P31" style:family="paragraph" style:parent-style-name="Standard">
      <style:paragraph-properties fo:margin-top="0cm" fo:margin-bottom="0.282cm" loext:contextual-spacing="false" fo:line-height="108%"/>
      <style:text-properties style:font-name="Liberation Sans" fo:font-size="16pt" fo:language="pt" fo:country="BR" fo:font-weight="bold" style:font-name-asian="Liberation Sans" style:font-size-asian="16pt" style:font-weight-asian="bold" style:font-size-complex="16pt"/>
    </style:style>
    <style:style style:name="P32" style:family="paragraph" style:parent-style-name="Standard">
      <style:paragraph-properties fo:margin-top="0cm" fo:margin-bottom="0.282cm" loext:contextual-spacing="false" fo:line-height="108%"/>
      <style:text-properties style:font-name="Liberation Sans" fo:font-size="12pt" fo:language="pt" fo:country="BR" style:font-name-asian="Liberation Sans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0.882cm" fo:text-align="start" style:justify-single-word="false" fo:orphans="2" fo:widows="2" fo:text-indent="1.9cm" style:auto-text-indent="false" style:page-number="auto" fo:background-color="transparent" style:writing-mode="lr-tb">
        <style:tab-stops>
          <style:tab-stop style:position="1.792cm"/>
        </style:tab-stops>
      </style:paragraph-properties>
      <style:text-properties style:font-name="Liberation Sans" fo:font-size="14pt" fo:language="pt" fo:country="BR" officeooo:paragraph-rsid="0005a682" style:font-name-asian="Liberation Sans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0.882cm" fo:text-align="start" style:justify-single-word="false" fo:orphans="2" fo:widows="2" fo:text-indent="1.9cm" style:auto-text-indent="false" fo:background-color="transparent" style:writing-mode="lr-tb">
        <style:tab-stops>
          <style:tab-stop style:position="1.792cm"/>
        </style:tab-stops>
      </style:paragraph-properties>
      <style:text-properties style:font-name="Liberation Sans" fo:font-size="14pt" fo:language="pt" fo:country="BR" officeooo:rsid="0007608b" officeooo:paragraph-rsid="0005a682" style:font-name-asian="Liberation Sans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0.882cm" fo:text-align="start" style:justify-single-word="false" fo:orphans="2" fo:widows="2" fo:text-indent="1.9cm" style:auto-text-indent="false" fo:background-color="transparent" style:writing-mode="lr-tb">
        <style:tab-stops>
          <style:tab-stop style:position="1.792cm"/>
        </style:tab-stops>
      </style:paragraph-properties>
      <style:text-properties style:font-name="Liberation Sans" fo:font-size="14pt" fo:language="pt" fo:country="BR" style:font-name-asian="Liberation Sans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0.882cm" fo:text-align="start" style:justify-single-word="false" fo:orphans="2" fo:widows="2" fo:text-indent="1.9cm" style:auto-text-indent="false" fo:background-color="transparent" style:writing-mode="lr-tb">
        <style:tab-stops>
          <style:tab-stop style:position="1.792cm"/>
        </style:tab-stops>
      </style:paragraph-properties>
      <style:text-properties style:font-name="Liberation Sans" fo:font-size="14pt" fo:language="pt" fo:country="BR" officeooo:paragraph-rsid="00101d8b" style:font-name-asian="Liberation Sans" style:font-size-asian="14pt" style:font-size-complex="14pt"/>
    </style:style>
    <style:style style:name="P37" style:family="paragraph" style:parent-style-name="Header">
      <style:text-properties style:font-name="Liberation Sans" fo:language="pt" fo:country="BR"/>
    </style:style>
    <style:style style:name="P38" style:family="paragraph" style:parent-style-name="List_20_Paragraph">
      <style:paragraph-properties fo:text-align="justify" style:justify-single-word="false"/>
      <style:text-properties style:font-name="Liberation Sans" fo:font-size="9pt" officeooo:rsid="001663ce" officeooo:paragraph-rsid="000840c8" style:font-name-asian="Liberation Sans" style:font-size-asian="9pt"/>
    </style:style>
    <style:style style:name="P39" style:family="paragraph" style:parent-style-name="List_20_Paragraph" style:list-style-name="L1">
      <style:paragraph-properties fo:text-align="justify" style:justify-single-word="false"/>
      <style:text-properties style:font-name="Liberation Sans" fo:font-size="10pt" officeooo:paragraph-rsid="000840c8" style:font-name-asian="Liberation Sans" style:font-size-asian="10pt" style:font-size-complex="10pt"/>
    </style:style>
    <style:style style:name="P40" style:family="paragraph" style:parent-style-name="List_20_Paragraph" style:list-style-name="L1">
      <style:paragraph-properties fo:text-align="justify" style:justify-single-word="false"/>
      <style:text-properties style:font-name="Liberation Sans" fo:font-size="10pt" officeooo:paragraph-rsid="00084f2c" style:font-name-asian="Liberation Sans" style:font-size-asian="10pt" style:font-size-complex="10pt"/>
    </style:style>
    <style:style style:name="P41" style:family="paragraph" style:parent-style-name="List_20_Paragraph" style:list-style-name="L1">
      <style:paragraph-properties fo:text-align="justify" style:justify-single-word="false"/>
      <style:text-properties style:font-name="Liberation Sans" fo:font-size="10pt" officeooo:rsid="001663ce" officeooo:paragraph-rsid="000840c8" style:font-name-asian="Liberation Sans" style:font-size-asian="10pt" style:font-size-complex="10pt"/>
    </style:style>
    <style:style style:name="P42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style="normal" officeooo:rsid="001663ce" officeooo:paragraph-rsid="000840c8" style:font-name-asian="Liberation Sans" style:font-size-asian="10pt" style:font-style-asian="normal" style:font-size-complex="10pt" style:font-style-complex="normal"/>
    </style:style>
    <style:style style:name="P43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style="normal" fo:font-weight="normal" officeooo:paragraph-rsid="000840c8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style="normal" fo:font-weight="normal" officeooo:paragraph-rsid="00084f2c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style="normal" fo:font-weight="normal" officeooo:rsid="001663ce" officeooo:paragraph-rsid="000840c8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style="normal" fo:font-weight="bold" officeooo:paragraph-rsid="000840c8" style:font-name-asian="Liberation Sans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List_20_Paragraph" style:list-style-name="L1">
      <style:paragraph-properties fo:text-align="justify" style:justify-single-word="false">
        <style:tab-stops>
          <style:tab-stop style:position="4.498cm"/>
        </style:tab-stops>
      </style:paragraph-properties>
      <style:text-properties style:font-name="Liberation Sans" fo:font-size="10pt" fo:language="pt" fo:country="BR" officeooo:rsid="001663ce" officeooo:paragraph-rsid="000840c8" style:font-name-asian="Liberation Sans" style:font-size-asian="10pt" style:font-size-complex="10pt"/>
    </style:style>
    <style:style style:name="P48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weight="bold" officeooo:paragraph-rsid="000840c8" style:font-name-asian="Liberation Sans" style:font-size-asian="10pt" style:font-weight-asian="bold" style:font-size-complex="10pt" style:font-weight-complex="bold"/>
    </style:style>
    <style:style style:name="P49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weight="bold" officeooo:paragraph-rsid="00084f2c" style:font-name-asian="Liberation Sans" style:font-size-asian="10pt" style:font-weight-asian="bold" style:font-size-complex="10pt" style:font-weight-complex="bold"/>
    </style:style>
    <style:style style:name="P50" style:family="paragraph" style:parent-style-name="List_20_Paragraph" style:list-style-name="L1">
      <style:paragraph-properties fo:text-align="justify" style:justify-single-word="false"/>
      <style:text-properties style:font-name="Liberation Sans" fo:font-size="10pt" fo:font-weight="bold" officeooo:rsid="001663ce" officeooo:paragraph-rsid="00084f2c" style:font-name-asian="Liberation Sans" style:font-size-asian="10pt" style:font-weight-asian="bold" style:font-size-complex="10pt" style:font-weight-complex="bold"/>
    </style:style>
    <style:style style:name="P5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333333" style:font-name="Liberation Sans" fo:font-size="11pt" fo:language="pt" fo:country="BR" officeooo:rsid="001663ce" officeooo:paragraph-rsid="000840c8" style:font-name-asian="Liberation Sans" style:font-size-asian="11pt" style:font-size-complex="11pt"/>
    </style:style>
    <style:style style:name="P5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333333" style:font-name="Liberation Sans" fo:font-size="11pt" fo:language="pt" fo:country="BR" fo:font-weight="bold" officeooo:rsid="001663ce" officeooo:paragraph-rsid="000840c8" style:font-name-asian="Liberation Sans" style:font-size-asian="11pt" style:font-weight-asian="bold" style:font-size-complex="11pt" style:font-weight-complex="bold"/>
    </style:style>
    <style:style style:name="P5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333333" style:font-name="Liberation Sans" fo:font-size="11pt" officeooo:rsid="001663ce" officeooo:paragraph-rsid="000840c8" style:font-name-asian="Liberation Sans" style:font-size-asian="11pt" style:font-size-complex="11pt"/>
    </style:style>
    <style:style style:name="T1" style:family="text">
      <style:text-properties fo:font-size="22pt" fo:font-weight="bold" style:font-size-asian="22pt" style:font-weight-asian="bold" style:font-weight-complex="bold"/>
    </style:style>
    <style:style style:name="T2" style:family="text">
      <style:text-properties fo:font-size="22pt" style:text-underline-style="none" style:font-size-asian="22pt"/>
    </style:style>
    <style:style style:name="T3" style:family="text">
      <style:text-properties fo:font-size="22pt" style:text-underline-style="none" officeooo:rsid="0005a682" style:font-size-asian="22pt"/>
    </style:style>
    <style:style style:name="T4" style:family="text">
      <style:text-properties fo:font-size="22pt" style:text-underline-style="none" officeooo:rsid="000ff498" style:font-size-asian="22pt"/>
    </style:style>
    <style:style style:name="T5" style:family="text">
      <style:text-properties fo:font-size="22pt" style:font-size-asian="22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officeooo:rsid="000840c8" style:font-size-asian="14pt"/>
    </style:style>
    <style:style style:name="T8" style:family="text">
      <style:text-properties fo:font-size="14pt" style:text-underline-style="none" officeooo:rsid="000840c8" style:font-size-asian="14pt"/>
    </style:style>
    <style:style style:name="T9" style:family="text">
      <style:text-properties officeooo:rsid="00266ffa"/>
    </style:style>
    <style:style style:name="T10" style:family="text">
      <style:text-properties officeooo:rsid="00084f2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84f2c" style:font-weight-asian="bold" style:font-weight-complex="bold"/>
    </style:style>
    <style:style style:name="T13" style:family="text">
      <style:text-properties officeooo:rsid="000d03f5"/>
    </style:style>
    <style:style style:name="T14" style:family="text">
      <style:text-properties officeooo:rsid="000ea234"/>
    </style:style>
    <style:style style:name="T15" style:family="text">
      <style:text-properties officeooo:rsid="000ff498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7608b"/>
    </style:style>
    <style:style style:name="T18" style:family="text">
      <style:text-properties style:text-underline-style="none" officeooo:rsid="00101d8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d85c7" style:font-size-asian="12pt" style:font-size-complex="12pt"/>
    </style:style>
    <style:style style:name="T21" style:family="text">
      <style:text-properties fo:font-size="12pt" officeooo:rsid="00101d8b" style:font-size-asian="12pt" style:font-size-complex="12pt"/>
    </style:style>
    <style:style style:name="T22" style:family="text">
      <style:text-properties officeooo:rsid="00101d8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5daf8" style:font-style-asian="italic" style:font-style-complex="italic"/>
    </style:style>
    <style:style style:name="T25" style:family="text">
      <style:text-properties fo:font-style="italic" officeooo:rsid="00084f2c" style:font-style-asian="italic" style:font-style-complex="italic"/>
    </style:style>
    <style:style style:name="T26" style:family="text">
      <style:text-properties fo:font-style="italic" officeooo:rsid="001663ce" style:font-style-asian="italic" style:font-style-complex="italic"/>
    </style:style>
    <style:style style:name="T27" style:family="text">
      <style:text-properties fo:font-style="italic" officeooo:rsid="00167257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663c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67257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007608b"/>
    </style:style>
    <style:style style:name="T33" style:family="text">
      <style:text-properties style:font-name="Liberation Sans" fo:font-size="12pt" style:font-name-asian="Liberation Sans" style:font-size-asian="12pt" style:font-size-complex="12pt"/>
    </style:style>
    <style:style style:name="T34" style:family="text">
      <style:text-properties style:font-name="Liberation Sans" fo:font-size="12pt" officeooo:rsid="00101d8b" style:font-name-asian="Liberation Sans" style:font-size-asian="12pt" style:font-size-complex="12pt"/>
    </style:style>
    <style:style style:name="T35" style:family="text">
      <style:text-properties officeooo:rsid="001663ce"/>
    </style:style>
    <style:style style:name="T36" style:family="text">
      <style:text-properties fo:font-style="normal" fo:font-weight="normal" officeooo:rsid="001663c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67257" style:font-style-asian="normal" style:font-weight-asian="normal" style:font-style-complex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663ce" style:font-style-asian="normal" style:font-style-complex="normal"/>
    </style:style>
    <style:style style:name="T40" style:family="text">
      <style:text-properties fo:font-style="normal" officeooo:rsid="00167257" style:font-style-asian="normal" style:font-style-complex="normal"/>
    </style:style>
    <style:style style:name="T41" style:family="text">
      <style:text-properties fo:font-style="normal" officeooo:rsid="00084f2c" style:font-style-asian="normal" style:font-style-complex="normal"/>
    </style:style>
    <style:style style:name="T42" style:family="text">
      <style:text-properties officeooo:rsid="0025daf8"/>
    </style:style>
    <style:style style:name="T43" style:family="text">
      <style:text-properties style:font-weight-complex="bold"/>
    </style:style>
    <style:style style:name="T44" style:family="text">
      <style:text-properties officeooo:rsid="0011f4f3"/>
    </style:style>
    <style:style style:name="T45" style:family="text">
      <style:text-properties officeooo:rsid="001333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7"/>
      <text:p text:style-name="P29">Relatório Parcial</text:p>
      <text:p text:style-name="P9"/>
      <text:p text:style-name="P9"/>
      <text:p text:style-name="P9"/>
      <text:p text:style-name="P11"><text:span text:style-name="T5">Project Title：</text:span><text:span text:style-name="T3">Hydrus</text:span></text:p>
      <text:p text:style-name="P12"><text:span text:style-name="T5">ID JEMS:</text:span><text:span text:style-name="T2"> </text:span><text:span text:style-name="T4">154930</text:span></text:p>
      <text:p text:style-name="P15"/>
      <text:p text:style-name="P15"/>
      <text:p text:style-name="P33"><text:span text:style-name="T15">Alunos</text:span>:<text:tab/><text:tab/><text:span text:style-name="T32">Êmili Bohrer</text:span></text:p>
      <text:p text:style-name="P34"><text:tab/><text:tab/><text:tab/>Guilherme Augusto Pangratz</text:p>
      <text:p text:style-name="P34"><text:tab/><text:tab/><text:tab/>Lucas Pires Camargo</text:p>
      <text:p text:style-name="P35">Professor:<text:tab/><text:span text:style-name="T17">Giovani Gracioli</text:span></text:p>
      <text:p text:style-name="P36"><text:span text:style-name="T15">Instituição</text:span>:<text:span text:style-name="T16"><text:tab/></text:span><text:span text:style-name="T18">UFSC</text:span></text:p>
      <text:p text:style-name="P36"><text:span text:style-name="T18"><text:tab/><text:tab/><text:tab/>Universidade Federal de Santa Catarina </text:span></text:p>
      <text:p text:style-name="P16"><text:soft-page-break/></text:p>
      <text:p text:style-name="P3"><text:tab/><text:tab/></text:p>
      <text:p text:style-name="P5"/>
      <text:p text:style-name="P4"/>
      <text:p text:style-name="P4"/>
      <text:h text:style-name="P10" text:outline-level="1"><text:span text:style-name="T1">Declaration of Responsi</text:span><text:bookmark text:name="_GoBack"/><text:span text:style-name="T1">bility </text:span></text:h>
      <text:h text:style-name="P18" text:outline-level="1"/>
      <text:h text:style-name="P18" text:outline-level="1"/>
      <text:h text:style-name="P20" text:outline-level="1"/>
      <text:p text:style-name="P13"><text:span text:style-name="T6">We, students from project ID. </text:span><text:span text:style-name="T7">154930</text:span><text:span text:style-name="T6">, hereby declare that the provided information in this report is true, under supervision of our professor who signed below.</text:span></text:p>
      <text:p text:style-name="P19"/>
      <text:p text:style-name="P17">Professor’s signature: _____________________________________</text:p>
      <text:p text:style-name="P17"/>
      <text:p text:style-name="P8"><text:span text:style-name="T6">Professor’s name: <text:s/></text:span><text:span text:style-name="T8">Giovani Gracioli</text:span><text:span text:style-name="T6"> </text:span></text:p>
      <text:p text:style-name="P15"><text:soft-page-break/></text:p>
      <text:p text:style-name="P8"><text:span text:style-name="T6">Date: </text:span><text:span text:style-name="T8">20/09/2016</text:span></text:p>
      <text:p text:style-name="P6">Cronograma Proposto</text:p>
      <text:p text:style-name="P51">Fase 0</text:p>
      <text:list xml:id="list1970132991100687640" text:style-name="L1">
        <text:list-item>
          <text:p text:style-name="P39">(<text:span text:style-name="T35">04</text:span>/04) Envio da proposta</text:p>
        </text:list-item>
        <text:list-item>
          <text:p text:style-name="P41">(04/04 – 30/04) Estudo da Galileo Gen 2</text:p>
        </text:list-item>
        <text:list-item>
          <text:p text:style-name="P41">(04/04 – 30/04) <text:span text:style-name="T9">Consultas com engenheiros ambientais</text:span></text:p>
        </text:list-item>
        <text:list-item>
          <text:p text:style-name="P41">(30/04) <text:span text:style-name="T28">Resultado da Submissão</text:span></text:p>
        </text:list-item>
      </text:list>
      <text:p text:style-name="P38"/>
      <text:p text:style-name="P53">Fase 1</text:p>
      <text:list xml:id="list172829355678102" text:continue-numbering="true" text:style-name="L1">
        <text:list-item>
          <text:p text:style-name="P41">(30/04) Aquisição dos sensores</text:p>
        </text:list-item>
        <text:list-item>
          <text:p text:style-name="P39">(20/05) Recebimento da placa</text:p>
        </text:list-item>
        <text:list-item>
          <text:p text:style-name="P39">(20/05) Início da documentação</text:p>
        </text:list-item>
        <text:list-item>
          <text:p text:style-name="P41">(20/05 – 20/07) Construção do casco e sistema motriz</text:p>
        </text:list-item>
        <text:list-item>
          <text:p text:style-name="P39"><text:span text:style-name="T35">(20/05 – 20/07) Implementação do sistema de comunicação e navegação</text:span></text:p>
        </text:list-item>
        <text:list-item>
          <text:p text:style-name="P39">(08/06) <text:span text:style-name="T28">Webinário sobre a placa e competição</text:span></text:p>
        </text:list-item>
        <text:list-item>
          <text:p text:style-name="P39"><text:span text:style-name="T29">(</text:span><text:span text:style-name="T30">20/07</text:span><text:span text:style-name="T29">)</text:span><text:span text:style-name="T36"> </text:span><text:span text:style-name="T37">Recebimento dos sensores. Início da integração dos sensores.</text:span></text:p>
        </text:list-item>
        <text:list-item>
          <text:p text:style-name="P42">(21/07 – 01/08) Testes e ajustes adicionais de subsistemas</text:p>
        </text:list-item>
        <text:list-item>
          <text:p text:style-name="P39">(01/08) Início d<text:span text:style-name="T35">a integração</text:span></text:p>
        </text:list-item>
        <text:list-item>
          <text:p text:style-name="P39">(23/08) <text:span text:style-name="T29">Webinário técnico</text:span></text:p>
        </text:list-item>
        <text:list-item>
          <text:p text:style-name="P43"><text:span text:style-name="T35">(01/09) Conclusão da integração dos subsistemas</text:span></text:p>
        </text:list-item>
        <text:list-item>
          <text:p text:style-name="P43"><text:span text:style-name="T35">(02/09) Início dos testes de integração</text:span></text:p>
        </text:list-item>
        <text:list-item>
          <text:p text:style-name="P43"><text:span text:style-name="T42">(20/09) </text:span><text:span text:style-name="T24">Entrega da documentação “parcial”</text:span></text:p>
        </text:list-item>
      </text:list>
      <text:p text:style-name="P38"/>
      <text:p text:style-name="P53">Fase 2</text:p>
      <text:list xml:id="list172827523467565" text:continue-numbering="true" text:style-name="L1">
        <text:list-item>
          <text:p text:style-name="P39">(27/09) Conclusão <text:span text:style-name="T42">dos testes do sensoriamento e sistema motriz</text:span></text:p>
        </text:list-item>
        <text:list-item>
          <text:p text:style-name="P39">(16/10) Conclusão d<text:span text:style-name="T42">os testes da</text:span> <text:span text:style-name="T35">navegação autônoma</text:span></text:p>
        </text:list-item>
        <text:list-item>
          <text:p text:style-name="P39">(16/10 – 30/10) <text:span text:style-name="T35">Testes finais e validação do sistema integrado</text:span></text:p>
        </text:list-item>
        <text:list-item>
          <text:p text:style-name="P39">(20/10) <text:span text:style-name="T35">Preparação da documentação final</text:span></text:p>
        </text:list-item>
        <text:list-item>
          <text:p text:style-name="P39">(20/10) Finalização da documentação</text:p>
        </text:list-item>
        <text:list-item>
          <text:p text:style-name="P39">(30/10) <text:span text:style-name="T28">Entrega da documentação “final”</text:span></text:p>
        </text:list-item>
        <text:list-item>
          <text:p text:style-name="P47"><text:span text:style-name="T43">(03-11 – 06/11) </text:span><text:span text:style-name="T28">Apresentação</text:span></text:p>
        </text:list-item>
      </text:list>
      <text:p text:style-name="P31"/>
      <text:p text:style-name="P27">Cronograma Atualizado</text:p>
      <text:p text:style-name="P52">Fase 0</text:p>
      <text:list xml:id="list172828671278912" text:continue-numbering="true" text:style-name="L1">
        <text:list-item>
          <text:p text:style-name="P48">(<text:span text:style-name="T35">04</text:span>/04) Envio da proposta – <text:span text:style-name="T10">100%</text:span></text:p>
        </text:list-item>
        <text:list-item>
          <text:p text:style-name="P50">(04/04 – 30/04) Estudo da Galileo Gen 2 – <text:span text:style-name="T10">100%</text:span></text:p>
        </text:list-item>
        <text:list-item>
          <text:p text:style-name="P50">(04/04 – 30/04) <text:span text:style-name="T9">Consultas com engenheiros ambientais – 100%</text:span></text:p>
        </text:list-item>
        <text:list-item>
          <text:p text:style-name="P50">(30/04) <text:span text:style-name="T23">Resultado da Submissão – </text:span><text:span text:style-name="T25">100%</text:span></text:p>
        </text:list-item>
      </text:list>
      <text:p text:style-name="P38"/>
      <text:p text:style-name="P53">Fase 1</text:p>
      <text:list xml:id="list172828487723683" text:continue-numbering="true" text:style-name="L1">
        <text:list-item>
          <text:p text:style-name="P50">(30/04) Aquisição dos sensores <text:s/>– <text:span text:style-name="T10">100%</text:span></text:p>
        </text:list-item>
        <text:list-item>
          <text:p text:style-name="P49">(20/05) Recebimento da placa – <text:span text:style-name="T10">100%</text:span></text:p>
        </text:list-item>
        <text:list-item>
          <text:p text:style-name="P40"><text:span text:style-name="T11">(20/05) Início da documentação – </text:span><text:span text:style-name="T12">100%</text:span></text:p>
        </text:list-item>
        <text:list-item>
          <text:p text:style-name="P41">(20/05 – <text:span text:style-name="T10">30</text:span>/<text:span text:style-name="T10">10</text:span>) Construção do casco e sistema motriz – <text:span text:style-name="T10">80%</text:span></text:p>
        </text:list-item>
        <text:list-item>
          <text:p text:style-name="P39"><text:span text:style-name="T35">(20/05 – 10/10) Implementação do sistema de comunicação e navegação – 90%</text:span></text:p>
        </text:list-item>
        <text:list-item>
          <text:p text:style-name="P39"><text:span text:style-name="T11">(08/06) </text:span><text:span text:style-name="T31">Webinário sobre a placa e competição</text:span></text:p>
        </text:list-item>
        <text:list-item>
          <text:p text:style-name="P48"><text:span text:style-name="T26">(</text:span><text:span text:style-name="T27">20/07</text:span><text:span text:style-name="T26">)</text:span><text:span text:style-name="T39"> </text:span><text:span text:style-name="T40">Recebimento dos sensores. Início da integração dos sensores. - </text:span><text:span text:style-name="T41">100%</text:span></text:p>
        </text:list-item>
        <text:list-item>
          <text:p text:style-name="P45">(21/07 – <text:span text:style-name="T10">05</text:span>/<text:span text:style-name="T10">10</text:span>) Testes e ajustes adicionais de subsistemas – <text:span text:style-name="T10">80%</text:span></text:p>
        </text:list-item>
        <text:list-item>
          <text:p text:style-name="P48">(<text:span text:style-name="T10">20</text:span>/0<text:span text:style-name="T10">9</text:span>) Início d<text:span text:style-name="T35">a integração – 100%</text:span></text:p>
        </text:list-item>
        <text:list-item>
          <text:p text:style-name="P48">(23/08) <text:span text:style-name="T26">Webinário técnico -</text:span><text:span text:style-name="T25">100%</text:span></text:p>
        </text:list-item>
        <text:list-item>
          <text:p text:style-name="P46"><text:span text:style-name="T42">(20/09) </text:span><text:span text:style-name="T24">Entrega da documentação “parcial” - </text:span><text:span text:style-name="T25">100%</text:span></text:p>
        </text:list-item>
      </text:list>
      <text:p text:style-name="P38"/>
      <text:p text:style-name="P53">Fase 2</text:p>
      <text:list xml:id="list172828814048130" text:continue-numbering="true" text:style-name="L1">
        <text:list-item>
          <text:p text:style-name="P44"><text:span text:style-name="T35">(05/10) Conclusão da integração dos subsistemas</text:span></text:p>
        </text:list-item>
        <text:list-item>
          <text:p text:style-name="P44"><text:span text:style-name="T35">(06/10) Início dos testes de integração</text:span></text:p>
        </text:list-item>
        <text:list-item>
          <text:p text:style-name="P44"><text:span text:style-name="T42">(10/10) Conclusão dos testes do sensoriamento e sistema motriz</text:span></text:p>
        </text:list-item>
        <text:list-item>
          <text:p text:style-name="P39">(16/10) Conclusão d<text:span text:style-name="T42">os testes da</text:span> <text:span text:style-name="T35">navegação autônoma</text:span></text:p>
        </text:list-item>
        <text:list-item>
          <text:p text:style-name="P39">(16/10 – 30/10) <text:span text:style-name="T35">Testes finais e validação do sistema integrado</text:span></text:p>
        </text:list-item>
        <text:list-item>
          <text:p text:style-name="P39">(20/10) <text:span text:style-name="T35">Preparação da documentação final</text:span></text:p>
        </text:list-item>
        <text:list-item>
          <text:p text:style-name="P39">(2<text:span text:style-name="T14">7</text:span>/10) Finalização da documentação <text:span text:style-name="T14">para revisão</text:span></text:p>
        </text:list-item>
        <text:list-item>
          <text:p text:style-name="P39">(30/10)<text:span text:style-name="T11"> </text:span><text:span text:style-name="T28">Entrega da documentação “final”</text:span></text:p>
        </text:list-item>
        <text:list-item>
          <text:p text:style-name="P47">(03-11 – 06/11)<text:span text:style-name="T11"> </text:span><text:span text:style-name="T28">Apresentação</text:span></text:p>
        </text:list-item>
      </text:list>
      <text:p text:style-name="P21"/>
      <text:p text:style-name="P32"/>
      <text:p text:style-name="P28">Dificuldades e Soluções</text:p>
      <text:p text:style-name="P22">A<text:span text:style-name="T22">s</text:span> compra<text:span text:style-name="T22">s</text:span>, tanto dos sensores quan<text:span text:style-name="T13">to</text:span> dos materiais para confeção do barco de fibra de vidro, trouxe<text:span text:style-name="T22">ram</text:span> alguns problemas como a identificação dos materiais necessários e alguma demora na entrega. <text:span text:style-name="T13">Agora temos todos os materias e sensores, e todos estão sendo utilizados.</text:span></text:p>
      <text:p text:style-name="P23">Alguns componentes necessários para o sistema de propulsão do barco são dificeis de encontrar, visto que o mercado de modelismo é fraco na nossa região. Para contornar essa situação, tivemos de importar alguns componentes mecânicos para transmissão da energia do motor para os propulsores, e alguns outros, como os próprios propulsores, estão sendo confeccionados com o auxílio de uma impressora 3D.</text:p>
      <text:p text:style-name="P22">A confecção do barco trouxe dificuldade novas, que não faziam parte do nosso meio até então, <text:span text:style-name="T13">envolvendo todo o processo de laminação em fibra de vidro</text:span>. <text:span text:style-name="T13">As dificuldades na confecção do modelo levaram ao atraso da</text:span> parte final do processo de integração, que consiste em implementar todos os sistemas no barco. <text:span text:style-name="T13">Porém agora tanto o barco quando o sistema embarcado estão na reta final, e então poderão ser unidos em breve.</text:span></text:p>
      <text:p text:style-name="P24">Para <text:span text:style-name="T22">facilitar o gerenciamento dos módulos </text:span>ligados <text:span text:style-name="T22">à </text:span>Galileo Gen 2, foi projetada uma placa <text:span text:style-name="T22">para acomodar</text:span> todos os sensores, componentes necessários para sua correta operação, e ainda um microcontrolador auxiliar. Esse microcontrolador fará um meio de campo entre a Galileo e alguns sensores que acabaram ficando sem pinos para serem ligados na placa principal. Essa placa contendo esses componentes e disposítivos será confeccionada de maneira a ser ligada na galileo como se fosse um shield.</text:p>
      <text:p text:style-name="P25">O software produzido está dividido em dois projetos principais: o <text:span text:style-name="T38">firmware </text:span>do drone, e o software da estação-base. As principais dificuldades encontradas <text:span text:style-name="T44">na implementação do firmware </text:span>são resultado de instabilidades da implementação das bibliotecas do Arduino no pacote de suporte à programação da Galileo. Mesmo com uso correto de exclusão-mútua, o uso de threads frenquentemente ger<text:span text:style-name="T44">ou</text:span> problemas e travamentos do <text:span text:style-name="T44">software. Isso requeriu a simplificação de algumas partes, principalmente da abstração do brarramento I2C. No geral, o desenvolvimento do firmware fluiu bem. </text:span></text:p>
      <text:p text:style-name="P25"><text:soft-page-break/><text:span text:style-name="T44">Não houveram grandes dificuldades na implementação do software da estação base. Apesar da especificidade da aplicação, o fluxo de trabalho de desenvolvimento não diverge muito de outros aplicativos para desktop Linux, tendo sido programado em Qt. Uma extensão do programa da estação nos permite colocar o drone em modo de simulação e testar o controle da navegação, com uma dinâmica do barco simplificada. O controlador foi implementado com base em artigos de controle naval.</text:span></text:p>
      <text:p text:style-name="P26">No geral, mesmo estando um pouco atrasados, estamos satisfeitos com o progresso do projeto. Todos os subsistemas e caminhos de código principais estão testados e se mostraram operacionais. <text:span text:style-name="T45">Os cascos do barco estão sendo laminados neste momento, e l</text:span>ogo teremos <text:span text:style-name="T45">o frame do barco <text:s/>finalizado.</text:span> O momento de integração final, testes e ajustes está muito próximo.</text:p>
      <text:p text:style-name="P14"><text:span text:style-name="T20">F</text:span><text:span text:style-name="T19">otos do progresso do </text:span><text:span text:style-name="T21">pr</text:span><text:span text:style-name="T19">ojeto e da equipe trabalhando no mesmo estão disponíveis </text:span><text:span text:style-name="T21">aqui</text:span><text:span text:style-name="T19">:</text:span></text:p>
      <text:p text:style-name="P1"><text:span text:style-name="T33"><text:s/></text:span><text:a xlink:type="simple" xlink:href="https://goo.gl/photos/HBF92MhfcVe98yti9" text:style-name="Internet_20_link" text:visited-style-name="Visited_20_Internet_20_Link"><text:span text:style-name="T34">https://goo.gl/photos/HBF92MhfcVe98yti9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aiTi_GB2312" svg:font-family="KaiTi_GB2312" style:font-family-generic="system" style:font-pitch="variable"/>
    <style:font-face style:name="Noto Sans CJK SC Regular" svg:font-family="'Noto Sans CJK SC Regular'" style:font-family-generic="system" style:font-pitch="variable"/>
    <style:font-face style:name="STKaiti" svg:font-family="STKaiti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正文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.741cm" style:auto-text-indent="false"/>
      <style:text-properties style:font-name="Times New Roman" fo:font-family="'Times New Roman'" style:font-family-generic="roman" style:font-pitch="variable" fo:font-size="10.5pt" style:letter-kerning="true" style:font-name-asian="SimSun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fo:font-weight="bold" style:font-name-asian="SimSun" style:font-family-asian="SimSun" style:font-family-generic-asian="system" style:font-pitch-asian="variable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68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19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ans" fo:font-size="16pt" fo:language="pt" fo:country="BR" style:font-size-asian="16pt" style:font-size-complex="16pt"/>
    </style:style>
    <style:style style:name="MP2" style:family="paragraph" style:parent-style-name="Header">
      <style:text-properties style:font-name="Liberation Sans" fo:language="pt" fo:country="BR"/>
    </style:style>
    <style:page-layout style:name="Mpm1">
      <style:page-layout-properties fo:page-width="21.001cm" fo:page-height="29.7cm" style:num-format="1" style:print-orientation="portrait" fo:margin-top="1.501cm" fo:margin-bottom="2.54cm" fo:margin-left="3cm" fo:margin-right="3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2016 SBESC – Intel Embedded Systems Competition 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ana De Moraes, Paula</meta:initial-creator>
    <meta:editing-cycles>15</meta:editing-cycles>
    <meta:creation-date>2016-06-01T14:38:00</meta:creation-date>
    <dc:date>2016-09-19T17:28:27.267792109</dc:date>
    <meta:editing-duration>PT3H11M12S</meta:editing-duration>
    <meta:generator>LibreOffice/5.0.6.2$Linux_X86_64 LibreOffice_project/00m0$Build-2</meta:generator>
    <meta:document-statistic meta:table-count="0" meta:image-count="0" meta:object-count="0" meta:page-count="6" meta:paragraph-count="82" meta:word-count="913" meta:character-count="5961" meta:non-whitespace-character-count="5132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